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1276" officeooo:paragraph-rsid="001b1276"/>
    </style:style>
    <style:style style:name="P2" style:family="paragraph" style:parent-style-name="Standard" style:list-style-name="L1">
      <style:text-properties officeooo:paragraph-rsid="001b1276"/>
    </style:style>
    <style:style style:name="T1" style:family="text">
      <style:text-properties officeooo:rsid="001b1276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Helvetica Neue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3527c" style:font-name="Helvetica Neue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Data Resources</text:p>
      <text:list xml:id="list6175342279144155515" text:style-name="L1">
        <text:list-item>
          <text:p text:style-name="P2"><text:span text:style-name="T1"><text:s/></text:span><text:span text:style-name="T2"> </text:span><text:a xlink:type="simple" xlink:href="https://www1.ncdc.noaa.gov/pub/data/ghcn/daily/readme.txt" office:target-frame-name="_blank" xlink:show="new" text:style-name="Internet_20_link" text:visited-style-name="Visited_20_Internet_20_Link"><text:span text:style-name="T5">Daily Global Historical Climatology Network</text:span></text:a><text:span text:style-name="T2"> </text:span><text:span text:style-name="T3">(GHCN-Daily).</text:span></text:p>
          <text:p text:style-name="P2"><text:span text:style-name="T3"/></text:p>
          <text:p text:style-name="P2"><text:span text:style-name="T3">The GHCN-Daily is comprised of daily </text:span><text:span text:style-name="T4">climate records </text:span><text:span text:style-name="T3">from thousands of land surface stations across the globe.</text:span></text:p>
          <text:p text:style-name="P2"><text:span text:style-name="T3"/></text:p>
        </text:list-item>
        <text:list-item>
          <text:p text:style-name="P2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0:50:53.364981705</meta:creation-date>
    <dc:date>2017-12-23T10:52:44.082778601</dc:date>
    <meta:editing-duration>PT1M52S</meta:editing-duration>
    <meta:editing-cycles>1</meta:editing-cycles>
    <meta:document-statistic meta:table-count="0" meta:image-count="0" meta:object-count="0" meta:page-count="1" meta:paragraph-count="4" meta:word-count="29" meta:character-count="195" meta:non-whitespace-character-count="169"/>
    <meta:generator>LibreOffice/5.1.6.2$Linux_X86_64 LibreOffice_project/10m0$Build-2</meta:generator>
  </office:meta>
</office:document-meta>
</file>